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TermDocs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s.read( int [ ] docs , int [ ] freq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antiatedTermDocs.InstantiatedTermDocs( Instantiated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s.seek( org . apache . lucene . index . TermEnum term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s.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s.seek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iatedTermDoc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tantiatedTermDocs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ntiatedTermDocs.skipTo( int targ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